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19000000B39EFCE588.png"/>
  <manifest:file-entry manifest:media-type="image/png" manifest:full-path="Pictures/100000000000047A000002070D818EC7.png"/>
  <manifest:file-entry manifest:media-type="image/png" manifest:full-path="Pictures/10000000000001D50000014363F5919C.png"/>
  <manifest:file-entry manifest:media-type="image/png" manifest:full-path="Pictures/10000201000006900000041A61288530.png"/>
  <manifest:file-entry manifest:media-type="image/png" manifest:full-path="Pictures/10000000000002E90000020AF29C693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7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Standard1-title">
      <style:graphic-properties fo:min-height="3.506cm"/>
    </style:style>
    <style:style style:name="pr8" style:family="presentation" style:parent-style-name="Standard1-outline1">
      <style:graphic-properties fo:min-height="13.229cm"/>
    </style:style>
    <style:style style:name="pr9" style:family="presentation" style:parent-style-name="Standard1-notes">
      <style:graphic-properties draw:fill-color="#ffffff" fo:min-height="11.409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fo:font-family="Cambria" style:font-family-generic="roman" style:font-pitch="variable" fo:font-size="20pt" fo:font-style="normal" fo:text-shadow="none" style:text-underline-style="none" fo:font-weight="bold" style:letter-kerning="true" style:font-family-asian="Cambria" style:font-family-generic-asian="roman" style:font-pitch-asian="variable" style:font-size-asian="20pt" style:font-style-asian="normal" style:font-weight-asian="bold" style:font-family-complex="Cambria" style:font-family-generic-complex="roman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family="Cambria" style:font-family-generic="roman" fo:font-size="22pt" fo:language="fr" fo:country="FR" style:text-underline-style="solid" style:text-underline-width="auto" style:text-underline-color="font-color" fo:font-weight="bold" style:font-family-asian="Cambria" style:font-family-generic-asian="roman" style:font-size-asian="22pt" style:language-asian="fr" style:country-asian="FR" style:font-weight-asian="bold" style:font-family-complex="Cambria" style:font-family-generic-complex="roman" style:font-size-complex="22pt" style:language-complex="ar" style:country-complex="SA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 presentation:user-transformed="true">
          <draw:text-box>
            <text:p>Project Review<text:line-break/><text:span text:style-name="T1">Assistant to the person : Medical Supervision</text:span></text:p>
          </draw:text-box>
        </draw:frame>
        <draw:frame presentation:style-name="pr2" draw:text-style-name="P2" draw:layer="layout" svg:width="21.6cm" svg:height="7.229cm" svg:x="3.8cm" svg:y="6cm" presentation:class="subtitle" presentation:user-transformed="true">
          <draw:text-box>
            <text:p text:style-name="P1"><text:span text:style-name="T2">Detection of the fall of the person and false alert check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2.999cm" svg:height="14.698cm" svg:x="3cm" svg:y="5.838cm">
          <draw:image xlink:href="Pictures/10000201000006900000041A6128853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4.906cm" svg:height="12cm" svg:x="1.8cm" svg:y="6.8cm">
          <draw:image xlink:href="Pictures/100000000000047A000002070D818EC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Standard1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Solution</text:p>
          </draw:text-box>
        </draw:frame>
        <draw:frame presentation:style-name="pr8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2" draw:text-style-name="P3" draw:layer="layout" svg:width="10cm" svg:height="7.6cm" svg:x="8.8cm" svg:y="9.2cm">
          <draw:image xlink:href="Pictures/10000000000001D50000014363F5919C.png" xlink:type="simple" xlink:show="embed" xlink:actuate="onLoad">
            <text:p/>
          </draw:image>
        </draw:frame>
        <draw:frame draw:style-name="gr3" draw:text-style-name="P5" draw:layer="layout" svg:width="3cm" svg:height="0.963cm" svg:x="12.2cm" svg:y="12.237cm">
          <draw:text-box>
            <text:p><text:span text:style-name="T3"><text:s/>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draw:frame draw:style-name="gr4" draw:text-style-name="P3" draw:layer="layout" svg:width="19.711cm" svg:height="13.811cm" svg:x="4.289cm" svg:y="6cm">
          <draw:image xlink:href="Pictures/10000000000002E90000020AF29C693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Sustainable development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17.823cm" svg:height="10.2cm" svg:x="5.2cm" svg:y="6.8cm">
          <draw:image xlink:href="Pictures/1000000000000119000000B39EFCE58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Standard1-background" style:family="presentation">
      <style:graphic-properties draw:stroke="none" draw:fill="solid" draw:fill-color="#babed6" draw:fill-image-width="1cm" draw:fill-image-height="1cm"/>
    </style:style>
    <style:style style:name="Standard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Standard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Standard1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7" style:family="presentation" style:parent-style-name="Standard1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1" style:page-layout-name="PM1" draw:style-name="Mdp2">
      <office:forms form:automatic-focus="false" form:apply-design-mode="false"/>
      <draw:rect presentation:style-name="Mpr6" draw:text-style-name="MP4" draw:layer="backgroundobjects" svg:width="26.874cm" svg:height="15.739cm" svg:x="1.126cm" svg:y="5.261cm">
        <text:p/>
      </draw:rect>
      <draw:frame presentation:style-name="Standard1-title" draw:layer="backgroundobjects" svg:width="23.911cm" svg:height="3.506cm" svg:x="2.058cm" svg:y="1.543cm" presentation:class="title" presentation:placeholder="true">
        <draw:text-box/>
      </draw:frame>
      <draw:frame presentation:style-name="Standard1-outline1" draw:layer="backgroundobjects" svg:width="23.911cm" svg:height="13.229cm" svg:x="2.058cm" svg:y="5.838cm" presentation:class="outline" presentation:placeholder="true">
        <draw:text-box/>
      </draw:frame>
      <draw:rect presentation:style-name="Mpr7" draw:text-style-name="MP4" draw:layer="backgroundobjects" svg:width="0.504cm" svg:height="2.551cm" svg:x="0cm" svg:y="0cm">
        <text:p/>
      </draw:rect>
      <draw:rect presentation:style-name="Mpr7" draw:text-style-name="MP4" draw:layer="backgroundobjects" svg:width="0.504cm" svg:height="2.551cm" svg:x="0cm" svg:y="6.615cm">
        <text:p/>
      </draw:rect>
      <draw:rect presentation:style-name="Mpr7" draw:text-style-name="MP4" draw:layer="backgroundobjects" svg:width="0.504cm" svg:height="2.551cm" svg:x="0cm" svg:y="3.246cm">
        <text:p/>
      </draw:rect>
      <presentation:notes style:page-layout-name="PM2">
        <draw:page-thumbnail presentation:style-name="Standard1-title" draw:layer="backgroundobjects" svg:width="13.705cm" svg:height="10.279cm" svg:x="3.647cm" svg:y="2.853cm" presentation:class="page"/>
        <draw:frame presentation:style-name="Standard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éo Pean</meta:initial-creator>
    <meta:creation-date>2017-05-21T21:28:50.48</meta:creation-date>
    <meta:editing-duration>PT1H26M36S</meta:editing-duration>
    <meta:editing-cycles>5</meta:editing-cycles>
    <dc:date>2017-05-22T13:09:49.61</dc:date>
    <meta:generator>OpenOffice.org/3.4.1$Win32 OpenOffice.org_project/341m1$Build-9593</meta:generator>
    <meta:document-statistic meta:object-count="67"/>
  </office:meta>
</office:document-meta>
</file>